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ist_20_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Heading_20_3">The Clutch Library</text:p>
      <text:p text:style-name="Author_20_Line_20_Web"><text:a xlink:type="simple" xlink:href="http://www.syger.it/JohnLeach.html">by John Leach</text:a></text:p>
      <text:p text:style-name="Author_20_Line_20_PDF"><text:a xlink:type="simple" xlink:href="#JohnLeach.odt|region">by John Leach</text:a></text:p>
      <text:p text:style-name="Introduction">The Clutch library is a small set of JavaScript files which provide additional generic and Gears specific functionality. This document presents a brief overview of the library functions.</text:p>
      <text:p text:style-name="Heading_20_4">Browser</text:p>
      <text:p text:style-name="Text_20_body">Source: <text:span text:style-name="Source_20_Text">/Frizione/projects/clutch/src/browser.js</text:span></text:p>
      <text:p text:style-name="Text_20_body">Namespace: <text:span text:style-name="Source_20_Text">clutch.browser</text:span></text:p>
      <text:p text:style-name="Text_20_body">Contains flags which test the presence of <text:span text:style-name="Source_20_Text">IE</text:span>, <text:span text:style-name="Source_20_Text">Opera</text:span>, <text:span text:style-name="Source_20_Text">Webkit</text:span>, <text:span text:style-name="Source_20_Text">Gecko</text:span>, <text:span text:style-name="Source_20_Text">MobileSafari</text:span> and <text:span text:style-name="Source_20_Text">Gears</text:span>.</text:p>
      <text:p text:style-name="Heading_20_4">Introspect</text:p>
      <text:p text:style-name="Text_20_body">Source: <text:span text:style-name="Source_20_Text">/Frizione/projects/clutch/src/introspect.js</text:span></text:p>
      <text:p text:style-name="Text_20_body">Namespace: <text:span text:style-name="Source_20_Text">clutch</text:span></text:p>
      <text:h text:style-name="Heading_20_6" text:outline-level="6">clutch.typeOf(obj) string</text:h>
      <text:p text:style-name="Text_20_body">Slightly more precise version of the <text:span text:style-name="Source_20_Text">typeof</text:span> keyword.</text:p>
      <text:list text:style-name="List_20_1">
        <text:list-item>
          <text:p text:style-name="P1"><text:span text:style-name="Source_20_Text">object</text:span> - the object to check.</text:p>
        </text:list-item>
      </text:list>
      <text:p text:style-name="Text_20_body">Returns the object type as a string.</text:p>
      <text:h text:style-name="Heading_20_6" text:outline-level="6">clutch.introspect(name, obj, indent, levels) string</text:h>
      <text:p text:style-name="Text_20_body">Creates a string representation of an object.</text:p>
      <text:list text:style-name="List_20_1">
        <text:list-item>
          <text:p text:style-name="P1"><text:span text:style-name="Source_20_Text">name</text:span> - the name of the object,</text:p>
        </text:list-item>
        <text:list-item>
          <text:p text:style-name="P1"><text:span text:style-name="Source_20_Text">obj</text:span> - the object to introspect,</text:p>
        </text:list-item>
        <text:list-item>
          <text:p text:style-name="P1"><text:span text:style-name="Source_20_Text">indent</text:span> - the optional start indentation, something like <text:span text:style-name="Source_20_Text">" <text:s/>"</text:span>, defaults to <text:span text:style-name="Source_20_Text">""</text:span>,</text:p>
        </text:list-item>
        <text:list-item>
          <text:p text:style-name="P1"><text:span text:style-name="Source_20_Text">levels</text:span> - optional, how many levels to drill down to, helps avoid recursion - default is <text:span text:style-name="Source_20_Text">1</text:span>.</text:p>
        </text:list-item>
      </text:list>
      <text:p text:style-name="Text_20_body">Returns a formatted string representation of the object.</text:p>
      <text:p text:style-name="Heading_20_4">String</text:p>
      <text:p text:style-name="Text_20_body">Source: <text:span text:style-name="Source_20_Text">/Frizione/projects/clutch/src/string.js</text:span></text:p>
      <text:p text:style-name="Text_20_body">Namespace: <text:span text:style-name="Source_20_Text">clutch.date</text:span> and <text:span text:style-name="Source_20_Text">clutch.string</text:span></text:p>
      <text:h text:style-name="Heading_20_6" text:outline-level="6">clutch.date.toStandardJSON()</text:h>
      <text:p text:style-name="Text_20_body">Uses 'standard' formatting for <text:span text:style-name="Source_20_Text">Date</text:span> objects when converting to JSON.</text:p>
      <text:h text:style-name="Heading_20_6" text:outline-level="6"><text:soft-page-break/>clutch.date.toMicrosoftJSON()</text:h>
      <text:p text:style-name="Text_20_body">Uses 'Microsoft' formatting for <text:span text:style-name="Source_20_Text">Date</text:span> objects when converting to JSON.</text:p>
      <text:h text:style-name="Heading_20_6" text:outline-level="6">clutch.date.toClutchJSON()</text:h>
      <text:p text:style-name="Text_20_body">Uses 'Microsoft' formatting with milliseconds for <text:span text:style-name="Source_20_Text">Date</text:span> objects when converting to JSON.</text:p>
      <text:h text:style-name="Heading_20_6" text:outline-level="6">clutch.date.evalJSON()</text:h>
      <text:p text:style-name="Text_20_body">Internal function to evaluate <text:span text:style-name="Source_20_Text">Date</text:span> formats when using the Prototype library JSON functions.</text:p>
      <text:h text:style-name="Heading_20_6" text:outline-level="6">clutch.string.trim(string) string</text:h>
      <text:p text:style-name="Text_20_body">Removes whitespace at the beginning and end of a string.</text:p>
      <text:list text:style-name="List_20_1">
        <text:list-item>
          <text:p text:style-name="P1"><text:span text:style-name="Source_20_Text">string</text:span> - the string to trim.</text:p>
        </text:list-item>
      </text:list>
      <text:p text:style-name="Text_20_body">Returns the modified string.</text:p>
      <text:h text:style-name="Heading_20_6" text:outline-level="6">clutch.string.startsWith(string, match) boolean</text:h>
      <text:p text:style-name="Text_20_body">Checks if a string starts with a specified substring.</text:p>
      <text:list text:style-name="List_20_1">
        <text:list-item>
          <text:p text:style-name="P1"><text:span text:style-name="Source_20_Text">string</text:span> - the string to check,</text:p>
        </text:list-item>
        <text:list-item>
          <text:p text:style-name="P1"><text:span text:style-name="Source_20_Text">match</text:span> – the substring to match.</text:p>
        </text:list-item>
      </text:list>
      <text:p text:style-name="Text_20_body">Returns <text:span text:style-name="Source_20_Text">true</text:span> if the string starts with the substring, otherwise <text:span text:style-name="Source_20_Text">false</text:span>.</text:p>
      <text:h text:style-name="Heading_20_6" text:outline-level="6">clutch.string.endsWith(string, match) boolean</text:h>
      <text:p text:style-name="Text_20_body">Checks if a string ends with a specified substring.</text:p>
      <text:list text:style-name="List_20_1">
        <text:list-item>
          <text:p text:style-name="P1"><text:span text:style-name="Source_20_Text">string</text:span> - the string to check,</text:p>
        </text:list-item>
        <text:list-item>
          <text:p text:style-name="P1"><text:span text:style-name="Source_20_Text">match</text:span> – the substring to match.</text:p>
        </text:list-item>
      </text:list>
      <text:p text:style-name="Text_20_body">Returns <text:span text:style-name="Source_20_Text">true</text:span> if the string ends with the substring, otherwise <text:span text:style-name="Source_20_Text">false</text:span>.</text:p>
      <text:h text:style-name="Heading_20_6" text:outline-level="6">clutch.string.toJSON(object) string</text:h>
      <text:p text:style-name="Text_20_body">Converts an object to a JSON formatted string.</text:p>
      <text:list text:style-name="List_20_1">
        <text:list-item>
          <text:p text:style-name="P1"><text:span text:style-name="Source_20_Text">object</text:span> - the object to convert.</text:p>
        </text:list-item>
      </text:list>
      <text:p text:style-name="Text_20_body">Returns the converted string. Requires either the Prototype or JSON libraries.</text:p>
      <text:h text:style-name="Heading_20_6" text:outline-level="6">clutch.string.fromJSON(string) object</text:h>
      <text:p text:style-name="Text_20_body">Converts a JSON formatted string to an object.</text:p>
      <text:list text:style-name="List_20_1">
        <text:list-item>
          <text:p text:style-name="P1"><text:span text:style-name="Source_20_Text">string</text:span> - the string to convert.</text:p>
        </text:list-item>
      </text:list>
      <text:p text:style-name="Text_20_body">Returns the converted object. Requires either the Prototype or JSON libraries.</text:p>
      <text:p text:style-name="Heading_20_4"><text:soft-page-break/>Gears</text:p>
      <text:p text:style-name="Text_20_body">Source: <text:span text:style-name="Source_20_Text">/Frizione/projects/clutch/src/gears/gears.js</text:span></text:p>
      <text:p text:style-name="Text_20_body">Namespace: <text:span text:style-name="Source_20_Text">clutch</text:span></text:p>
      <text:h text:style-name="Heading_20_6" text:outline-level="6">clutch.isGearsInstalled() boolean</text:h>
      <text:p text:style-name="Text_20_body">Returns <text:span text:style-name="Source_20_Text">true</text:span> if Gears is installed, otherwise <text:span text:style-name="Source_20_Text">false</text:span>.</text:p>
      <text:h text:style-name="Heading_20_6" text:outline-level="6">clutch.gearsFactory() Factory</text:h>
      <text:p text:style-name="Text_20_body">Gets the Gears <text:span text:style-name="Source_20_Text">Factory</text:span> object.</text:p>
      <text:h text:style-name="Heading_20_6" text:outline-level="6">clutch.createGearsDatabase() Database</text:h>
      <text:p text:style-name="Text_20_body">Creates a new Gears <text:span text:style-name="Source_20_Text">Database</text:span> object.</text:p>
      <text:h text:style-name="Heading_20_6" text:outline-level="6">clutch.createGearsDesktop() Desktop</text:h>
      <text:p text:style-name="Text_20_body">Creates a new Gears <text:span text:style-name="Source_20_Text">Desktop</text:span> object.</text:p>
      <text:h text:style-name="Heading_20_6" text:outline-level="6">clutch.createGearsHttpRequest() HttpRequest</text:h>
      <text:p text:style-name="Text_20_body">Creates a new Gears <text:span text:style-name="Source_20_Text">HttpRequest</text:span> object.</text:p>
      <text:h text:style-name="Heading_20_6" text:outline-level="6">clutch.createGearsLocalServer() LocalServer</text:h>
      <text:p text:style-name="Text_20_body">Creates a new Gears <text:span text:style-name="Source_20_Text">LocalServer</text:span> object.</text:p>
      <text:h text:style-name="Heading_20_6" text:outline-level="6">clutch.createGearsTimer() Timer</text:h>
      <text:p text:style-name="Text_20_body">Creates a new Gears <text:span text:style-name="Source_20_Text">Timer</text:span> object.</text:p>
      <text:h text:style-name="Heading_20_6" text:outline-level="6">clutch.createGearsWorkerPool() WorkerPool</text:h>
      <text:p text:style-name="Text_20_body">Creates a new Gears <text:span text:style-name="Source_20_Text">WorkerPool</text:span> object.</text:p>
      <text:p text:style-name="Heading_20_4">Timer</text:p>
      <text:p text:style-name="Text_20_body">Source: <text:span text:style-name="Source_20_Text">/Frizione/projects/clutch/src/gears/timer.js</text:span></text:p>
      <text:p text:style-name="Text_20_body">Namespace: <text:span text:style-name="Source_20_Text">clutch.timer</text:span></text:p>
      <text:h text:style-name="Heading_20_6" text:outline-level="6">clutch.timer.setTimeout(code, millis) number</text:h>
      <text:p text:style-name="Text_20_body">...</text:p>
      <text:h text:style-name="Heading_20_6" text:outline-level="6">clutch.timer.setInterval(code, millis) number</text:h>
      <text:p text:style-name="Text_20_body">...</text:p>
      <text:h text:style-name="Heading_20_6" text:outline-level="6">clutch.timer.clearTimeout(identifier)</text:h>
      <text:p text:style-name="Text_20_body">...</text:p>
      <text:p text:style-name="Heading_20_4"><text:soft-page-break/>XHR</text:p>
      <text:p text:style-name="Text_20_body">Source: <text:span text:style-name="Source_20_Text">/Frizione/projects/clutch/src/gears/xhr.js</text:span></text:p>
      <text:p text:style-name="Text_20_body">Namespace: <text:span text:style-name="Source_20_Text">clutch.xhr</text:span></text:p>
      <text:h text:style-name="Heading_20_6" text:outline-level="6">clutch.xhr.createRequest() HttpRequest</text:h>
      <text:p text:style-name="Text_20_body">...</text:p>
      <text:h text:style-name="Heading_20_6" text:outline-level="6">clutch.xhr.executeRequest(method, url, params, body, timeout, handler)</text:h>
      <text:p text:style-name="Text_20_body">...</text:p>
      <text:p text:style-name="Heading_20_4">WorkerPool Messages</text:p>
      <text:p text:style-name="Text_20_body">Source: <text:span text:style-name="Source_20_Text">/Frizione/projects/clutch/src/gears/wp-messages.js</text:span></text:p>
      <text:p text:style-name="Text_20_body">Namespace: <text:span text:style-name="Source_20_Text">clutch.wp</text:span></text:p>
      <text:h text:style-name="Heading_20_6" text:outline-level="6">clutch.wp.handlers object</text:h>
      <text:p text:style-name="Text_20_body">...</text:p>
      <text:h text:style-name="Heading_20_6" text:outline-level="6">clutch.wp.onMessage(depr1, depr2, message)</text:h>
      <text:p text:style-name="Text_20_body">...</text:p>
      <text:p text:style-name="Heading_20_4">Database Utilities</text:p>
      <text:p text:style-name="Text_20_body">Source: <text:span text:style-name="Source_20_Text">/Frizione/projects/clutch/src/gears/db-utils.js</text:span></text:p>
      <text:p text:style-name="Text_20_body">Namespace: <text:span text:style-name="Source_20_Text">clutch.db</text:span></text:p>
      <text:h text:style-name="Heading_20_6" text:outline-level="6">clutch.db.fromRow(result, columns) object</text:h>
      <text:p text:style-name="Text_20_body">...</text:p>
      <text:h text:style-name="Heading_20_6" text:outline-level="6">clutch.db.fromRows(result, columns) array</text:h>
      <text:p text:style-name="Text_20_body">...</text:p>
      <text:h text:style-name="Heading_20_6" text:outline-level="6">clutch.db.optionalQuery(params)</text:h>
      <text:p text:style-name="Text_20_body">...</text:p>
      <text:p text:style-name="Heading_20_4">Database Logger</text:p>
      <text:p text:style-name="Text_20_body">Source: <text:span text:style-name="Source_20_Text">/Frizione/projects/clutch/src/gears/db-logger.js</text:span></text:p>
      <text:p text:style-name="Text_20_body">Namespace: <text:span text:style-name="Source_20_Text">clutch.db</text:span></text:p>
      <text:h text:style-name="Heading_20_6" text:outline-level="6"><text:soft-page-break/>clutch.db.logger(name) DatabaseLogger</text:h>
      <text:p text:style-name="Text_20_body">...</text:p>
      <text:h text:style-name="Heading_20_6" text:outline-level="6">DatabaseLogger.log(name, value)</text:h>
      <text:p text:style-name="Text_20_body">...</text:p>
      <text:h text:style-name="Heading_20_6" text:outline-level="6">DatabaseLogger.get(id)</text:h>
      <text:p text:style-name="Text_20_body">...</text:p>
      <text:h text:style-name="Heading_20_6" text:outline-level="6">DatabaseLogger.list()</text:h>
      <text:p text:style-name="Text_20_body">...</text:p>
      <text:h text:style-name="Heading_20_6" text:outline-level="6">DatabaseLogger.remove(id)</text:h>
      <text:p text:style-name="Text_20_body">...</text:p>
      <text:h text:style-name="Heading_20_6" text:outline-level="6">DatabaseLogger.removeAll()</text:h>
      <text:p text:style-name="Text_20_body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9pt"/>
    </style:style>
    <style:style style:name="Text_20_body" style:display-name="Text body" style:family="paragraph" style:parent-style-name="Standard" style:class="text" style:master-page-name="">
      <style:paragraph-properties fo:margin-top="0.106cm" fo:margin-bottom="0.106cm" style:register-true="true" style:page-number="auto" fo:background-color="transparent">
        <style:background-image/>
      </style:paragraph-properties>
      <style:text-properties style:font-name="Verdana1" fo:font-size="12pt" text:display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101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cm" fo:margin-bottom="0.21cm" style:page-number="auto" fo:break-before="page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1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.21cm" style:page-number="auto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cm" fo:margin-bottom="0.21cm" fo:background-color="#ccccff" fo:padding="0cm" fo:border-left="none" fo:border-right="none" fo:border-top="none" fo:border-bottom="0.018cm solid #000000" style:shadow="none">
        <style:background-image/>
      </style:paragraph-properties>
      <style:text-properties style:font-name="Verdana1" fo:font-size="2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6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4cm" fo:margin-right="0cm" fo:margin-top="0cm" fo:margin-bottom="0.109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4cm" fo:margin-right="0cm" fo:margin-top="0cm" fo:margin-bottom="0.21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109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#ccccff" style:shadow="none" text:number-lines="false" text:line-number="0">
        <style:background-image/>
      </style:paragraph-properties>
      <style:text-properties style:font-name="Verdana1" fo:font-size="12pt" fo:font-weight="normal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6pt" fo:font-style="normal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 style:master-page-name="">
      <style:paragraph-properties fo:margin-top="0cm" fo:margin-bottom="0cm" fo:text-align="center" style:justify-single-word="false" style:page-number="auto"/>
      <style:text-properties fo:font-size="10pt" fo:font-style="normal"/>
    </style:style>
    <style:style style:name="Table" style:family="paragraph" style:parent-style-name="Caption" style:class="extra">
      <style:paragraph-properties fo:margin-top="0.423cm" fo:margin-bottom="0.423cm" style:register-true="false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Text_20_body_20_PDF" style:display-name="Text body PDF" style:family="paragraph" style:parent-style-name="Text_20_body" style:class="text">
      <style:text-properties style:font-name="Verdana1" fo:text-shadow="none" text:display="none"/>
    </style:style>
    <style:style style:name="Text_20_body_20_Web" style:display-name="Text body Web" style:family="paragraph" style:parent-style-name="Text_20_body" style:class="text" style:master-page-name="">
      <style:paragraph-properties style:page-number="auto"/>
      <style:text-properties style:font-name="Verdana1"/>
    </style:style>
    <style:style style:name="Text_20_body_20_Note" style:display-name="Text body Note" style:family="paragraph" style:parent-style-name="Text_20_body" style:master-page-name="">
      <style:paragraph-properties style:page-number="auto" fo:background-color="transparent" style:shadow="none">
        <style:tab-stops/>
        <style:background-image/>
      </style:paragraph-properties>
      <style:text-properties fo:background-color="transparent"/>
    </style:style>
    <style:style style:name="Author_20_Line" style:display-name="Author Line" style:family="paragraph" style:parent-style-name="Text_20_body" style:next-style-name="Text_20_body" style:class="text">
      <style:paragraph-properties fo:text-align="end" style:justify-single-word="false"/>
      <style:text-properties fo:font-size="11pt"/>
    </style:style>
    <style:style style:name="Author_20_Line_20_Web" style:display-name="Author Line Web" style:family="paragraph" style:parent-style-name="Author_20_Line" style:next-style-name="Text_20_body"/>
    <style:style style:name="Author_20_Line_20_PDF" style:display-name="Author Line PDF" style:family="paragraph" style:parent-style-name="Author_20_Line" style:next-style-name="Text_20_body">
      <style:text-properties style:font-name="Century Schoolbook"/>
    </style:style>
    <style:style style:name="Appendix_20_Heading_20_3" style:display-name="Appendix Heading 3" style:family="paragraph" style:parent-style-name="Heading_20_3" style:next-style-name="Text_20_body" style:class="text"/>
    <style:style style:name="Introduction" style:family="paragraph" style:parent-style-name="Text_20_body" style:next-style-name="Text_20_body" style:class="text"/>
    <style:style style:name="Text_20_body_20_centred" style:display-name="Text body centred" style:family="paragraph" style:parent-style-name="Text_20_body" style:next-style-name="Text_20_body" style:class="text">
      <style:paragraph-properties fo:text-align="center" style:justify-single-word="false"/>
    </style:style>
    <style:style style:name="Hint" style:family="paragraph" style:parent-style-name="Heading_20_10" style:next-style-name="Text_20_Body_20_Hint">
      <style:paragraph-properties fo:margin-left="1cm" fo:margin-right="1cm" fo:text-indent="0cm" style:auto-text-indent="false" fo:background-color="#ccccff" fo:padding="0.049cm" fo:border-left="0.018cm solid #000000" fo:border-right="none" fo:border-top="none" fo:border-bottom="0.018cm solid #000000" style:shadow="none">
        <style:background-image/>
      </style:paragraph-properties>
      <style:text-properties fo:font-size="12pt" fo:font-weight="normal"/>
    </style:style>
    <style:style style:name="Text_20_Body_20_Hint" style:display-name="Text Body Hint" style:family="paragraph" style:parent-style-name="Text_20_body">
      <style:paragraph-properties fo:margin-left="1cm" fo:margin-right="1cm" fo:text-indent="0cm" style:auto-text-indent="false"/>
    </style:style>
    <style:style style:name="Text_20_body_20_WideImage" style:display-name="Text body WideImage" style:family="paragraph" style:parent-style-name="Text_20_body" style:next-style-name="Text_20_body" style:class="text">
      <style:paragraph-properties fo:text-align="justify" fo:text-align-last="center" style:justify-single-word="false"/>
    </style:style>
    <style:style style:name="Left_20_Table_20_Contents" style:display-name="Left Table Contents" style:family="paragraph" style:parent-style-name="Text_20_body" style:class="extra">
      <style:paragraph-properties fo:margin-left="0cm" fo:margin-right="0.101cm" fo:margin-top="0cm" fo:margin-bottom="0.109cm" fo:text-align="end" style:justify-single-word="false" fo:text-indent="0cm" style:auto-text-indent="false"/>
      <style:text-properties fo:font-size="12pt"/>
    </style:style>
    <style:style style:name="Right_20_Table_20_Contents" style:display-name="Right Table Contents" style:family="paragraph" style:parent-style-name="Table_20_Contents">
      <style:paragraph-properties fo:margin-left="0.101cm" fo:margin-right="0cm" fo:margin-top="0cm" fo:margin-bottom="0.109cm" fo:text-indent="0cm" style:auto-text-indent="false"/>
    </style:style>
    <style:style style:name="Literal_20_Text" style:display-name="Literal Text" style:family="paragraph" style:parent-style-name="Preformatted_20_Text" style:next-style-name="Text_20_body">
      <style:paragraph-properties fo:text-align="start" style:justify-single-word="false" fo:background-color="#cccc00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fo:text-align="start" style:justify-single-word="false" style:shadow="none"/>
      <style:text-properties style:font-name="Courier New" fo:font-size="9pt" style:font-name-asian="Courier New" style:font-size-asian="10pt" style:font-name-complex="Courier New" style:font-size-complex="10pt"/>
    </style:style>
    <style:style style:name="Author_20_Line_20_ASP" style:display-name="Author Line ASP" style:family="paragraph" style:parent-style-name="Author_20_Line" style:next-style-name="Text_20_body"/>
    <style:style style:name="Text_20_body_20_NonASP" style:display-name="Text body NonASP" style:family="paragraph" style:parent-style-name="Text_20_body" style:next-style-name="Text_20_body"/>
    <style:style style:name="Heading_20_5" style:display-name="Heading 5" style:family="paragraph" style:parent-style-name="Heading" style:next-style-name="Text_20_body" style:class="text" style:default-outline-level="5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paragraph-properties fo:text-align="start" style:justify-single-word="false" fo:background-color="#ccccff" fo:padding="0cm" fo:border-left="none" fo:border-right="none" fo:border-top="none" fo:border-bottom="0.002cm solid #000000" style:shadow="none">
        <style:background-image/>
      </style:paragraph-properties>
      <style:text-properties style:font-name="Courier New1" fo:font-size="14pt" fo:font-weight="bold" style:font-size-asian="75%" style:font-weight-asian="bold" style:font-size-complex="75%" style:font-weight-complex="bold"/>
    </style:style>
    <style:style style:name="Caption_20_characters" style:display-name="Caption characters" style:family="text"/>
    <style:style style:name="Numbering_20_Symbols" style:display-name="Numbering Symbols" style:family="text">
      <style:text-properties fo:font-size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weight="bold" fo:background-color="transparent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text-underline-style="none" style:font-name-asian="Courier New" style:font-name-complex="Courier New"/>
    </style:style>
    <style:style style:name="Web_20_Internet_20_Link" style:display-name="Web Internet Link" style:family="text">
      <style:text-properties fo:font-variant="normal" fo:text-transform="none" fo:color="#008000" style:font-name="Georgia" style:text-underline-style="wave" style:text-underline-width="bold" style:text-underline-color="#008000" fo:background-color="#ccccff"/>
    </style:style>
    <style:style style:name="Web_20_Default" style:display-name="Web Default" style:family="text">
      <style:text-properties fo:color="#008000" fo:background-color="#ccccff"/>
    </style:style>
    <style:style style:name="PDF_20_Link" style:display-name="PDF Link" style:family="text">
      <style:text-properties fo:font-variant="normal" fo:text-transform="none" fo:color="#800000" style:font-name="Georgia" style:text-underline-style="solid" style:text-underline-width="auto" style:text-underline-color="#800000" fo:font-weight="bold" fo:background-color="#9999cc"/>
    </style:style>
    <style:style style:name="PDF_20_Default" style:display-name="PDF Default" style:family="text">
      <style:text-properties fo:color="#800000" style:font-name="Georgia" fo:background-color="#9999cc"/>
    </style:style>
    <style:style style:name="Internet_20_Hyperlink" style:display-name="Internet Hyperlink" style:family="text" style:parent-style-name="Internet_20_link">
      <style:text-properties style:font-name="Times New Roman" fo:font-size="13pt" style:text-underline-style="solid" style:text-underline-width="auto" style:text-underline-color="#000080" fo:background-color="transparent"/>
    </style:style>
    <style:style style:name="MenuItemText" style:family="text" style:parent-style-name="Source_20_Text">
      <style:text-properties fo:font-weight="bold" fo:background-color="transparent"/>
    </style:style>
    <style:style style:name="Italics" style:family="text">
      <style:text-properties fo:font-style="italic"/>
    </style:style>
    <style:style style:name="WorkInProgress" style:family="text">
      <style:text-properties fo:color="#800000"/>
    </style:style>
    <style:style style:name="Web_20_Pdf_20_Internet_20_Link" style:display-name="Web Pdf Internet Link" style:family="text" style:parent-style-name="Web_20_Internet_20_Link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 style:shadow="none"/>
    </style:style>
    <style:style style:name="Graphics" style:family="graphic">
      <style:graphic-properties text:anchor-type="paragraph" svg:x="0cm" svg:y="0cm" fo:margin-left="0cm" fo:margin-right="0cm" fo:margin-top="0cm" fo:margin-bottom="0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ebGraphics" style:family="graphic" style:parent-style-name="Graphics">
      <style:graphic-properties text:anchor-type="paragraph" svg:x="0cm" fo:margin-left="0cm" fo:margin-right="0cm" fo:margin-top="0cm" fo:margin-bottom="0cm" style:wrap="none" style:horizontal-pos="left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WebFrameLeft" style:family="graphic" style:parent-style-name="Frame">
      <style:graphic-properties text:anchor-type="paragraph" svg:x="0cm" fo:margin-left="0cm" fo:margin-right="0.3cm" fo:margin-top="0cm" fo:margin-bottom="0.049cm" style:wrap="right" style:number-wrapped-paragraphs="no-limit" style:wrap-contour="false" style:horizontal-pos="left" style:horizontal-rel="paragraph-content" fo:background-color="#e6e6e6" style:background-transparency="0%" fo:padding="0.049cm" fo:border="0.018cm solid #666666" style:shadow="none" style:flow-with-text="true">
        <style:background-image/>
      </style:graphic-properties>
    </style:style>
    <style:style style:name="WebFrameRight" style:family="graphic" style:parent-style-name="Frame">
      <style:graphic-properties text:anchor-type="paragraph" svg:x="0cm" fo:margin-left="0.3cm" fo:margin-right="0cm" fo:margin-top="0cm" fo:margin-bottom="0.049cm" style:wrap="left" style:number-wrapped-paragraphs="no-limit" style:wrap-contour="false" style:horizontal-pos="right" style:horizontal-rel="paragraph-content" fo:background-color="#e6e6e6" style:background-transparency="0%" fo:padding="0.049cm" fo:border="0.002cm solid #666666" style:shadow="none" style:flow-with-text="false">
        <style:background-image/>
      </style:graphic-properties>
    </style:style>
    <style:style style:name="Untitled1" style:family="graphic" style:parent-style-name="Graphics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space-before="0.5cm"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999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1.498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997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2.49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995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3.495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3.994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4.493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4.992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dc:title>The Clutch Library</dc:title>
    <meta:initial-creator>John Leach</meta:initial-creator>
    <meta:creation-date>2007-01-08T11:39:03</meta:creation-date>
    <dc:creator>John Leach</dc:creator>
    <dc:date>2008-06-26T18:19:44</dc:date>
    <meta:printed-by>John Leach</meta:printed-by>
    <meta:print-date>2007-01-16T08:11:39</meta:print-date>
    <meta:keyword>frizione</meta:keyword>
    <meta:keyword>clutch</meta:keyword>
    <meta:keyword>javascript</meta:keyword>
    <meta:keyword>jslint</meta:keyword>
    <meta:keyword>yuicompressor</meta:keyword>
    <meta:keyword>jsmin</meta:keyword>
    <meta:keyword>unit test</meta:keyword>
    <meta:editing-cycles>443</meta:editing-cycles>
    <meta:editing-duration>P13DT7H34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21" meta:word-count="530" meta:character-count="422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alpha version release" VL:creator="John Leach" dc:date-time="2007-10-03T14:21:26"/>
</VL:version-list>
</file>